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2.76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70.36pt"/>
    </style:style>
    <style:style style:name="co4" style:family="table-column">
      <style:table-column-properties fo:break-before="auto" style:column-width="274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readsheet_throughput" table:style-name="ta1">
        <table:shapes>
          <draw:frame draw:z-index="0" draw:style-name="gr1" draw:text-style-name="P1" svg:width="841.01pt" svg:height="617.61pt" svg:x="1338.09pt" svg:y="191.62pt">
            <loext:p draw:notify-on-update-of-ranges="spreadsheet_throughput.A6:spreadsheet_throughput.AB6 spreadsheet_throughput.A4:spreadsheet_throughput.AC4 spreadsheet_throughput.AD5:spreadsheet_throughput.AD5 spreadsheet_throughput.A5:spreadsheet_throughput.AC5 spreadsheet_throughput.A4:spreadsheet_throughput.AC4 spreadsheet_throughput.AD7:spreadsheet_throughput.AD7 spreadsheet_throughput.A7:spreadsheet_throughput.AC7 spreadsheet_throughput.A4:spreadsheet_throughput.AC4 spreadsheet_throughput.AD9:spreadsheet_throughput.AD9 spreadsheet_throughput.A9:spreadsheet_throughput.AC9 spreadsheet_throughput.A4:spreadsheet_throughput.AC4 spreadsheet_throughput.AD6:spreadsheet_throughput.AD6 spreadsheet_throughput.A6:spreadsheet_throughput.A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7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./data_throughput/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data_throughput/S10.00000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data_throughput/S10.000000/H0.500000</text:p>
          </table:table-cell>
          <table:table-cell table:number-columns-repeated="29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0.0238586462733" calcext:value-type="float">
            <text:p>0.0238586463</text:p>
          </table:table-cell>
          <table:table-cell office:value-type="float" office:value="0.0479638501506" calcext:value-type="float">
            <text:p>0.0479638502</text:p>
          </table:table-cell>
          <table:table-cell office:value-type="float" office:value="0.0725460901377" calcext:value-type="float">
            <text:p>0.0725460901</text:p>
          </table:table-cell>
          <table:table-cell office:value-type="float" office:value="0.0962838936433" calcext:value-type="float">
            <text:p>0.0962838936</text:p>
          </table:table-cell>
          <table:table-cell office:value-type="float" office:value="0.121876388002" calcext:value-type="float">
            <text:p>0.121876388</text:p>
          </table:table-cell>
          <table:table-cell office:value-type="float" office:value="0.14389773256" calcext:value-type="float">
            <text:p>0.1438977326</text:p>
          </table:table-cell>
          <table:table-cell office:value-type="float" office:value="0.168220182657" calcext:value-type="float">
            <text:p>0.1682201827</text:p>
          </table:table-cell>
          <table:table-cell office:value-type="float" office:value="0.190021394604" calcext:value-type="float">
            <text:p>0.1900213946</text:p>
          </table:table-cell>
          <table:table-cell office:value-type="float" office:value="0.215183940288" calcext:value-type="float">
            <text:p>0.2151839403</text:p>
          </table:table-cell>
          <table:table-cell office:value-type="float" office:value="0.240106209693" calcext:value-type="float">
            <text:p>0.2401062097</text:p>
          </table:table-cell>
          <table:table-cell office:value-type="float" office:value="0.47993295824" calcext:value-type="float">
            <text:p>0.4799329582</text:p>
          </table:table-cell>
          <table:table-cell office:value-type="float" office:value="0.602486313616" calcext:value-type="float">
            <text:p>0.6024863136</text:p>
          </table:table-cell>
          <table:table-cell office:value-type="float" office:value="0.60657894787" calcext:value-type="float">
            <text:p>0.6065789479</text:p>
          </table:table-cell>
          <table:table-cell office:value-type="float" office:value="0.611308783515" calcext:value-type="float">
            <text:p>0.6113087835</text:p>
          </table:table-cell>
          <table:table-cell office:value-type="float" office:value="0.626200367407" calcext:value-type="float">
            <text:p>0.6262003674</text:p>
          </table:table-cell>
          <table:table-cell office:value-type="float" office:value="0.613623751286" calcext:value-type="float">
            <text:p>0.6136237513</text:p>
          </table:table-cell>
          <table:table-cell office:value-type="float" office:value="0.62637239822" calcext:value-type="float">
            <text:p>0.6263723982</text:p>
          </table:table-cell>
          <table:table-cell office:value-type="float" office:value="0.622703679084" calcext:value-type="float">
            <text:p>0.6227036791</text:p>
          </table:table-cell>
          <table:table-cell office:value-type="float" office:value="0.629685176986" calcext:value-type="float">
            <text:p>0.629685177</text:p>
          </table:table-cell>
          <table:table-cell office:value-type="float" office:value="0.627297900875" calcext:value-type="float">
            <text:p>0.6272979009</text:p>
          </table:table-cell>
          <table:table-cell office:value-type="float" office:value="0.611387297146" calcext:value-type="float">
            <text:p>0.6113872971</text:p>
          </table:table-cell>
          <table:table-cell office:value-type="float" office:value="0.609287593451" calcext:value-type="float">
            <text:p>0.6092875935</text:p>
          </table:table-cell>
          <table:table-cell office:value-type="float" office:value="0.615502646709" calcext:value-type="float">
            <text:p>0.6155026467</text:p>
          </table:table-cell>
          <table:table-cell office:value-type="float" office:value="0.618203746743" calcext:value-type="float">
            <text:p>0.6182037467</text:p>
          </table:table-cell>
          <table:table-cell office:value-type="float" office:value="0.619677360477" calcext:value-type="float">
            <text:p>0.6196773605</text:p>
          </table:table-cell>
          <table:table-cell office:value-type="float" office:value="0.610872643567" calcext:value-type="float">
            <text:p>0.6108726436</text:p>
          </table:table-cell>
          <table:table-cell office:value-type="float" office:value="0.611328859961" calcext:value-type="float">
            <text:p>0.61132886</text:p>
          </table:table-cell>
          <table:table-cell office:value-type="float" office:value="0.618037861422" calcext:value-type="float">
            <text:p>0.6180378614</text:p>
          </table:table-cell>
          <table:table-cell office:value-type="float" office:value="0.626445354986" calcext:value-type="float">
            <text:p>0.626445355</text:p>
          </table:table-cell>
          <table:table-cell office:value-type="string" calcext:value-type="string">
            <text:p>BRS</text:p>
          </table:table-cell>
        </table:table-row>
        <table:table-row table:style-name="ro1">
          <table:table-cell office:value-type="float" office:value="0.0240769461658" calcext:value-type="float">
            <text:p>0.0240769462</text:p>
          </table:table-cell>
          <table:table-cell office:value-type="float" office:value="0.047695450602" calcext:value-type="float">
            <text:p>0.0476954506</text:p>
          </table:table-cell>
          <table:table-cell office:value-type="float" office:value="0.0726192554172" calcext:value-type="float">
            <text:p>0.0726192554</text:p>
          </table:table-cell>
          <table:table-cell office:value-type="float" office:value="0.0958063333631" calcext:value-type="float">
            <text:p>0.0958063334</text:p>
          </table:table-cell>
          <table:table-cell office:value-type="float" office:value="0.120033373919" calcext:value-type="float">
            <text:p>0.1200333739</text:p>
          </table:table-cell>
          <table:table-cell office:value-type="float" office:value="0.143414360318" calcext:value-type="float">
            <text:p>0.1434143603</text:p>
          </table:table-cell>
          <table:table-cell office:value-type="float" office:value="0.169578349899" calcext:value-type="float">
            <text:p>0.1695783499</text:p>
          </table:table-cell>
          <table:table-cell office:value-type="float" office:value="0.191558331142" calcext:value-type="float">
            <text:p>0.1915583311</text:p>
          </table:table-cell>
          <table:table-cell office:value-type="float" office:value="0.215816145699" calcext:value-type="float">
            <text:p>0.2158161457</text:p>
          </table:table-cell>
          <table:table-cell office:value-type="float" office:value="0.238193146965" calcext:value-type="float">
            <text:p>0.238193147</text:p>
          </table:table-cell>
          <table:table-cell office:value-type="float" office:value="0.482126853994" calcext:value-type="float">
            <text:p>0.482126854</text:p>
          </table:table-cell>
          <table:table-cell office:value-type="float" office:value="0.702679470209" calcext:value-type="float">
            <text:p>0.7026794702</text:p>
          </table:table-cell>
          <table:table-cell office:value-type="float" office:value="0.744826994652" calcext:value-type="float">
            <text:p>0.7448269947</text:p>
          </table:table-cell>
          <table:table-cell office:value-type="float" office:value="0.74387266574" calcext:value-type="float">
            <text:p>0.7438726657</text:p>
          </table:table-cell>
          <table:table-cell office:value-type="float" office:value="0.744466244802" calcext:value-type="float">
            <text:p>0.7444662448</text:p>
          </table:table-cell>
          <table:table-cell office:value-type="float" office:value="0.794528445579" calcext:value-type="float">
            <text:p>0.7945284456</text:p>
          </table:table-cell>
          <table:table-cell office:value-type="float" office:value="0.834349649924" calcext:value-type="float">
            <text:p>0.8343496499</text:p>
          </table:table-cell>
          <table:table-cell office:value-type="float" office:value="0.874217579503" calcext:value-type="float">
            <text:p>0.8742175795</text:p>
          </table:table-cell>
          <table:table-cell office:value-type="float" office:value="0.905025476017" calcext:value-type="float">
            <text:p>0.905025476</text:p>
          </table:table-cell>
          <table:table-cell office:value-type="float" office:value="0.954541603326" calcext:value-type="float">
            <text:p>0.9545416033</text:p>
          </table:table-cell>
          <table:table-cell office:value-type="float" office:value="0.947044051658" calcext:value-type="float">
            <text:p>0.9470440517</text:p>
          </table:table-cell>
          <table:table-cell office:value-type="float" office:value="0.9564782344" calcext:value-type="float">
            <text:p>0.9564782344</text:p>
          </table:table-cell>
          <table:table-cell office:value-type="float" office:value="0.9524139724" calcext:value-type="float">
            <text:p>0.9524139724</text:p>
          </table:table-cell>
          <table:table-cell office:value-type="float" office:value="0.957421283706" calcext:value-type="float">
            <text:p>0.9574212837</text:p>
          </table:table-cell>
          <table:table-cell office:value-type="float" office:value="0.955964608884" calcext:value-type="float">
            <text:p>0.9559646089</text:p>
          </table:table-cell>
          <table:table-cell office:value-type="float" office:value="0.979984365837" calcext:value-type="float">
            <text:p>0.9799843658</text:p>
          </table:table-cell>
          <table:table-cell office:value-type="float" office:value="0.98643165459" calcext:value-type="float">
            <text:p>0.9864316546</text:p>
          </table:table-cell>
          <table:table-cell office:value-type="float" office:value="0.988566796468" calcext:value-type="float">
            <text:p>0.9885667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zzy-Token</text:p>
          </table:table-cell>
        </table:table-row>
        <table:table-row table:style-name="ro1">
          <table:table-cell office:value-type="float" office:value="0.0241034545166" calcext:value-type="float">
            <text:p>0.0241034545</text:p>
          </table:table-cell>
          <table:table-cell office:value-type="float" office:value="0.0482613502786" calcext:value-type="float">
            <text:p>0.0482613503</text:p>
          </table:table-cell>
          <table:table-cell office:value-type="float" office:value="0.071418522118" calcext:value-type="float">
            <text:p>0.0714185221</text:p>
          </table:table-cell>
          <table:table-cell office:value-type="float" office:value="0.0958838137918" calcext:value-type="float">
            <text:p>0.0958838138</text:p>
          </table:table-cell>
          <table:table-cell office:value-type="float" office:value="0.119523822068" calcext:value-type="float">
            <text:p>0.1195238221</text:p>
          </table:table-cell>
          <table:table-cell office:value-type="float" office:value="0.143889301241" calcext:value-type="float">
            <text:p>0.1438893012</text:p>
          </table:table-cell>
          <table:table-cell office:value-type="float" office:value="0.166354961217" calcext:value-type="float">
            <text:p>0.1663549612</text:p>
          </table:table-cell>
          <table:table-cell office:value-type="float" office:value="0.191321967237" calcext:value-type="float">
            <text:p>0.1913219672</text:p>
          </table:table-cell>
          <table:table-cell office:value-type="float" office:value="0.217887442082" calcext:value-type="float">
            <text:p>0.2178874421</text:p>
          </table:table-cell>
          <table:table-cell office:value-type="float" office:value="0.239853248534" calcext:value-type="float">
            <text:p>0.2398532485</text:p>
          </table:table-cell>
          <table:table-cell office:value-type="float" office:value="0.481785384225" calcext:value-type="float">
            <text:p>0.4817853842</text:p>
          </table:table-cell>
          <table:table-cell office:value-type="float" office:value="0.705146966654" calcext:value-type="float">
            <text:p>0.7051469667</text:p>
          </table:table-cell>
          <table:table-cell office:value-type="float" office:value="0.906924077429" calcext:value-type="float">
            <text:p>0.9069240774</text:p>
          </table:table-cell>
          <table:table-cell office:value-type="float" office:value="0.973870102345" calcext:value-type="float">
            <text:p>0.9738701023</text:p>
          </table:table-cell>
          <table:table-cell office:value-type="float" office:value="0.986394252645" calcext:value-type="float">
            <text:p>0.9863942526</text:p>
          </table:table-cell>
          <table:table-cell office:value-type="float" office:value="0.984644042596" calcext:value-type="float">
            <text:p>0.9846440426</text:p>
          </table:table-cell>
          <table:table-cell office:value-type="float" office:value="0.987023009417" calcext:value-type="float">
            <text:p>0.9870230094</text:p>
          </table:table-cell>
          <table:table-cell office:value-type="float" office:value="0.986405206869" calcext:value-type="float">
            <text:p>0.9864052069</text:p>
          </table:table-cell>
          <table:table-cell office:value-type="float" office:value="0.989000141498" calcext:value-type="float">
            <text:p>0.9890001415</text:p>
          </table:table-cell>
          <table:table-cell office:value-type="float" office:value="0.992014432285" calcext:value-type="float">
            <text:p>0.9920144323</text:p>
          </table:table-cell>
          <table:table-cell office:value-type="float" office:value="0.987025534602" calcext:value-type="float">
            <text:p>0.9870255346</text:p>
          </table:table-cell>
          <table:table-cell office:value-type="float" office:value="0.985727737162" calcext:value-type="float">
            <text:p>0.9857277372</text:p>
          </table:table-cell>
          <table:table-cell office:value-type="float" office:value="0.985620027844" calcext:value-type="float">
            <text:p>0.9856200278</text:p>
          </table:table-cell>
          <table:table-cell office:value-type="float" office:value="0.982936037253" calcext:value-type="float">
            <text:p>0.9829360373</text:p>
          </table:table-cell>
          <table:table-cell office:value-type="float" office:value="0.989804607265" calcext:value-type="float">
            <text:p>0.9898046073</text:p>
          </table:table-cell>
          <table:table-cell office:value-type="float" office:value="0.993869426457" calcext:value-type="float">
            <text:p>0.9938694265</text:p>
          </table:table-cell>
          <table:table-cell office:value-type="float" office:value="0.997325746928" calcext:value-type="float">
            <text:p>0.9973257469</text:p>
          </table:table-cell>
          <table:table-cell office:value-type="float" office:value="0.999733904925" calcext:value-type="float">
            <text:p>0.9997339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DMA</text:p>
          </table:table-cell>
        </table:table-row>
        <table:table-row table:style-name="ro1">
          <table:table-cell office:value-type="float" office:value="0.0236861338925" calcext:value-type="float">
            <text:p>0.0236861339</text:p>
          </table:table-cell>
          <table:table-cell office:value-type="float" office:value="0.047374777105" calcext:value-type="float">
            <text:p>0.0473747771</text:p>
          </table:table-cell>
          <table:table-cell office:value-type="float" office:value="0.071256365069" calcext:value-type="float">
            <text:p>0.0712563651</text:p>
          </table:table-cell>
          <table:table-cell office:value-type="float" office:value="0.0964764415355" calcext:value-type="float">
            <text:p>0.0964764415</text:p>
          </table:table-cell>
          <table:table-cell office:value-type="float" office:value="0.120358084187" calcext:value-type="float">
            <text:p>0.1203580842</text:p>
          </table:table-cell>
          <table:table-cell office:value-type="float" office:value="0.143040056091" calcext:value-type="float">
            <text:p>0.1430400561</text:p>
          </table:table-cell>
          <table:table-cell office:value-type="float" office:value="0.165732131171" calcext:value-type="float">
            <text:p>0.1657321312</text:p>
          </table:table-cell>
          <table:table-cell office:value-type="float" office:value="0.191401914577" calcext:value-type="float">
            <text:p>0.1914019146</text:p>
          </table:table-cell>
          <table:table-cell office:value-type="float" office:value="0.217656279416" calcext:value-type="float">
            <text:p>0.2176562794</text:p>
          </table:table-cell>
          <table:table-cell office:value-type="float" office:value="0.241453320607" calcext:value-type="float">
            <text:p>0.2414533206</text:p>
          </table:table-cell>
          <table:table-cell office:value-type="float" office:value="0.477504420083" calcext:value-type="float">
            <text:p>0.4775044201</text:p>
          </table:table-cell>
          <table:table-cell office:value-type="float" office:value="0.670610883542" calcext:value-type="float">
            <text:p>0.6706108835</text:p>
          </table:table-cell>
          <table:table-cell office:value-type="float" office:value="0.804047652543" calcext:value-type="float">
            <text:p>0.8040476525</text:p>
          </table:table-cell>
          <table:table-cell office:value-type="float" office:value="0.897393587258" calcext:value-type="float">
            <text:p>0.8973935873</text:p>
          </table:table-cell>
          <table:table-cell office:value-type="float" office:value="0.881285752225" calcext:value-type="float">
            <text:p>0.8812857522</text:p>
          </table:table-cell>
          <table:table-cell office:value-type="float" office:value="0.882594031733" calcext:value-type="float">
            <text:p>0.8825940317</text:p>
          </table:table-cell>
          <table:table-cell office:value-type="float" office:value="0.859921273474" calcext:value-type="float">
            <text:p>0.8599212735</text:p>
          </table:table-cell>
          <table:table-cell office:value-type="float" office:value="0.866931152703" calcext:value-type="float">
            <text:p>0.8669311527</text:p>
          </table:table-cell>
          <table:table-cell office:value-type="float" office:value="0.901979189285" calcext:value-type="float">
            <text:p>0.9019791893</text:p>
          </table:table-cell>
          <table:table-cell office:value-type="float" office:value="0.879646811026" calcext:value-type="float">
            <text:p>0.879646811</text:p>
          </table:table-cell>
          <table:table-cell office:value-type="float" office:value="0.895202432094" calcext:value-type="float">
            <text:p>0.8952024321</text:p>
          </table:table-cell>
          <table:table-cell office:value-type="float" office:value="0.862052104464" calcext:value-type="float">
            <text:p>0.8620521045</text:p>
          </table:table-cell>
          <table:table-cell office:value-type="float" office:value="0.866612939927" calcext:value-type="float">
            <text:p>0.8666129399</text:p>
          </table:table-cell>
          <table:table-cell office:value-type="float" office:value="0.868293785337" calcext:value-type="float">
            <text:p>0.8682937853</text:p>
          </table:table-cell>
          <table:table-cell office:value-type="float" office:value="0.880310590306" calcext:value-type="float">
            <text:p>0.8803105903</text:p>
          </table:table-cell>
          <table:table-cell office:value-type="float" office:value="0.88214691437" calcext:value-type="float">
            <text:p>0.8821469144</text:p>
          </table:table-cell>
          <table:table-cell office:value-type="float" office:value="0.908677061096" calcext:value-type="float">
            <text:p>0.9086770611</text:p>
          </table:table-cell>
          <table:table-cell office:value-type="float" office:value="0.902949252594" calcext:value-type="float">
            <text:p>0.9029492526</text:p>
          </table:table-cell>
          <table:table-cell office:value-type="float" office:value="0.915708776024" calcext:value-type="float">
            <text:p>0.915708776</text:p>
          </table:table-cell>
          <table:table-cell office:value-type="string" calcext:value-type="string">
            <text:p>./data_throughput/S10.000000/H0.500000/tdma_weighted</text:p>
          </table:table-cell>
        </table:table-row>
        <table:table-row table:style-name="ro1">
          <table:table-cell office:value-type="float" office:value="0.0237477987386" calcext:value-type="float">
            <text:p>0.0237477987</text:p>
          </table:table-cell>
          <table:table-cell office:value-type="float" office:value="0.0481357160164" calcext:value-type="float">
            <text:p>0.048135716</text:p>
          </table:table-cell>
          <table:table-cell office:value-type="float" office:value="0.0714430888108" calcext:value-type="float">
            <text:p>0.0714430888</text:p>
          </table:table-cell>
          <table:table-cell office:value-type="float" office:value="0.0961381943681" calcext:value-type="float">
            <text:p>0.0961381944</text:p>
          </table:table-cell>
          <table:table-cell office:value-type="float" office:value="0.121106474239" calcext:value-type="float">
            <text:p>0.1211064742</text:p>
          </table:table-cell>
          <table:table-cell office:value-type="float" office:value="0.146141786428" calcext:value-type="float">
            <text:p>0.1461417864</text:p>
          </table:table-cell>
          <table:table-cell office:value-type="float" office:value="0.167699743423" calcext:value-type="float">
            <text:p>0.1676997434</text:p>
          </table:table-cell>
          <table:table-cell office:value-type="float" office:value="0.19060823903" calcext:value-type="float">
            <text:p>0.190608239</text:p>
          </table:table-cell>
          <table:table-cell office:value-type="float" office:value="0.210885557108" calcext:value-type="float">
            <text:p>0.2108855571</text:p>
          </table:table-cell>
          <table:table-cell office:value-type="float" office:value="0.238307320585" calcext:value-type="float">
            <text:p>0.2383073206</text:p>
          </table:table-cell>
          <table:table-cell office:value-type="float" office:value="0.475294926612" calcext:value-type="float">
            <text:p>0.4752949266</text:p>
          </table:table-cell>
          <table:table-cell office:value-type="float" office:value="0.712964972978" calcext:value-type="float">
            <text:p>0.712964973</text:p>
          </table:table-cell>
          <table:table-cell office:value-type="float" office:value="0.939486685581" calcext:value-type="float">
            <text:p>0.9394866856</text:p>
          </table:table-cell>
          <table:table-cell office:value-type="float" office:value="0.993227440692" calcext:value-type="float">
            <text:p>0.9932274407</text:p>
          </table:table-cell>
          <table:table-cell office:value-type="float" office:value="0.996386677581" calcext:value-type="float">
            <text:p>0.9963866776</text:p>
          </table:table-cell>
          <table:table-cell office:value-type="float" office:value="0.99797629971" calcext:value-type="float">
            <text:p>0.9979762997</text:p>
          </table:table-cell>
          <table:table-cell office:value-type="float" office:value="0.996913051918" calcext:value-type="float">
            <text:p>0.9969130519</text:p>
          </table:table-cell>
          <table:table-cell office:value-type="float" office:value="0.997679940993" calcext:value-type="float">
            <text:p>0.997679941</text:p>
          </table:table-cell>
          <table:table-cell office:value-type="float" office:value="0.997714589506" calcext:value-type="float">
            <text:p>0.9977145895</text:p>
          </table:table-cell>
          <table:table-cell office:value-type="float" office:value="0.997322734268" calcext:value-type="float">
            <text:p>0.9973227343</text:p>
          </table:table-cell>
          <table:table-cell office:value-type="float" office:value="0.998148891096" calcext:value-type="float">
            <text:p>0.9981488911</text:p>
          </table:table-cell>
          <table:table-cell office:value-type="float" office:value="0.99777319937" calcext:value-type="float">
            <text:p>0.9977731994</text:p>
          </table:table-cell>
          <table:table-cell office:value-type="float" office:value="0.996538579956" calcext:value-type="float">
            <text:p>0.99653858</text:p>
          </table:table-cell>
          <table:table-cell office:value-type="float" office:value="0.997180748067" calcext:value-type="float">
            <text:p>0.9971807481</text:p>
          </table:table-cell>
          <table:table-cell office:value-type="float" office:value="0.997409482196" calcext:value-type="float">
            <text:p>0.9974094822</text:p>
          </table:table-cell>
          <table:table-cell office:value-type="float" office:value="0.998990540109" calcext:value-type="float">
            <text:p>0.9989905401</text:p>
          </table:table-cell>
          <table:table-cell office:value-type="float" office:value="0.99982012871" calcext:value-type="float">
            <text:p>0.99982012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ken-R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8">00/00/0000</text:date>, <text:time style:data-style-name="N2" text:time-value="21:41:57.120895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28T21:46:07.376744877</dc:date>
    <meta:editing-duration>PT23H52M31S</meta:editing-duration>
    <meta:editing-cycles>5</meta:editing-cycles>
    <meta:document-statistic meta:table-count="1" meta:cell-count="1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fo:font-weight="bold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.0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5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406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67cm" svg:height="21.789cm" xlink:href=".." xlink:type="simple" chart:class="chart:scatter" chart:style-name="ch1">
        <chart:legend chart:legend-position="end" svg:x="24.952cm" svg:y="9.412cm" style:legend-expansion="high" chart:style-name="ch2"/>
        <chart:plot-area chart:style-name="ch3" table:cell-range-address="spreadsheet_throughput.A6:spreadsheet_throughput.AC6 spreadsheet_throughput.A4:spreadsheet_throughput.AC5 spreadsheet_throughput.AD5:spreadsheet_throughput.AD6 spreadsheet_throughput.A7:spreadsheet_throughput.AD7 spreadsheet_throughput.A9:spreadsheet_throughput.AD9" chart:data-source-has-labels="both" svg:x="1.962cm" svg:y="0.435cm" svg:width="22.397cm" svg:height="19.58cm">
          <chartooo:coordinate-region svg:x="2.742cm" svg:y="0.435cm" svg:width="21.508cm" svg:height="18.941cm"/>
          <chart:axis chart:dimension="x" chart:name="primary-x" chart:style-name="ch4" chartooo:axis-type="auto">
            <chart:title svg:x="9.555cm" svg:y="20.45cm" chart:style-name="ch5">
              <text:p>Injection rate (packets/cycle)</text:p>
            </chart:title>
            <chart:categories table:cell-range-address="spreadsheet_throughput.A6:spreadsheet_throughput.AB6"/>
          </chart:axis>
          <chart:axis chart:dimension="y" chart:name="primary-y" chart:style-name="ch6">
            <chart:title svg:x="0.451cm" svg:y="11.784cm" chart:style-name="ch7">
              <text:p>Throughput</text:p>
            </chart:title>
            <chart:grid chart:style-name="ch8" chart:class="major"/>
          </chart:axis>
          <chart:series chart:style-name="ch9" chart:values-cell-range-address="spreadsheet_throughput.A5:spreadsheet_throughput.AC5" chart:label-cell-address="spreadsheet_throughput.AD5:spreadsheet_throughput.AD5" chart:class="chart:scatter">
            <chart:domain table:cell-range-address="spreadsheet_throughput.A4:spreadsheet_throughput.AC4"/>
            <chart:data-point chart:repeated="29"/>
          </chart:series>
          <chart:series chart:style-name="ch10" chart:values-cell-range-address="spreadsheet_throughput.A7:spreadsheet_throughput.AC7" chart:label-cell-address="spreadsheet_throughput.AD7:spreadsheet_throughput.AD7" chart:class="chart:scatter">
            <chart:data-point chart:repeated="29"/>
          </chart:series>
          <chart:series chart:style-name="ch11" chart:values-cell-range-address="spreadsheet_throughput.A9:spreadsheet_throughput.AC9" chart:label-cell-address="spreadsheet_throughput.AD9:spreadsheet_throughput.AD9" chart:class="chart:scatter">
            <chart:data-point chart:repeated="29"/>
          </chart:series>
          <chart:series chart:style-name="ch12" chart:values-cell-range-address="spreadsheet_throughput.A6:spreadsheet_throughput.AC6" chart:label-cell-address="spreadsheet_throughput.AD6:spreadsheet_throughput.AD6" chart:class="chart:scatter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float" office:value="0.0240769461658">
                <text:p>0.0240769461658</text:p>
                <draw:g>
                  <svg:desc>spreadsheet_throughput.A6:spreadsheet_throughput.AB6</svg:desc>
                </draw:g>
              </table:table-cell>
              <table:table-cell office:value-type="float" office:value="0.047695450602">
                <text:p>0.047695450602</text:p>
              </table:table-cell>
              <table:table-cell office:value-type="float" office:value="0.0726192554172">
                <text:p>0.0726192554172</text:p>
              </table:table-cell>
              <table:table-cell office:value-type="float" office:value="0.0958063333631">
                <text:p>0.0958063333631</text:p>
              </table:table-cell>
              <table:table-cell office:value-type="float" office:value="0.120033373919">
                <text:p>0.120033373919</text:p>
              </table:table-cell>
              <table:table-cell office:value-type="float" office:value="0.143414360318">
                <text:p>0.143414360318</text:p>
              </table:table-cell>
              <table:table-cell office:value-type="float" office:value="0.169578349899">
                <text:p>0.169578349899</text:p>
              </table:table-cell>
              <table:table-cell office:value-type="float" office:value="0.191558331142">
                <text:p>0.191558331142</text:p>
              </table:table-cell>
              <table:table-cell office:value-type="float" office:value="0.215816145699">
                <text:p>0.215816145699</text:p>
              </table:table-cell>
              <table:table-cell office:value-type="float" office:value="0.238193146965">
                <text:p>0.238193146965</text:p>
              </table:table-cell>
              <table:table-cell office:value-type="float" office:value="0.482126853994">
                <text:p>0.482126853994</text:p>
              </table:table-cell>
              <table:table-cell office:value-type="float" office:value="0.702679470209">
                <text:p>0.702679470209</text:p>
              </table:table-cell>
              <table:table-cell office:value-type="float" office:value="0.744826994652">
                <text:p>0.744826994652</text:p>
              </table:table-cell>
              <table:table-cell office:value-type="float" office:value="0.74387266574">
                <text:p>0.74387266574</text:p>
              </table:table-cell>
              <table:table-cell office:value-type="float" office:value="0.744466244802">
                <text:p>0.744466244802</text:p>
              </table:table-cell>
              <table:table-cell office:value-type="float" office:value="0.794528445579">
                <text:p>0.794528445579</text:p>
              </table:table-cell>
              <table:table-cell office:value-type="float" office:value="0.834349649924">
                <text:p>0.834349649924</text:p>
              </table:table-cell>
              <table:table-cell office:value-type="float" office:value="0.874217579503">
                <text:p>0.874217579503</text:p>
              </table:table-cell>
              <table:table-cell office:value-type="float" office:value="0.905025476017">
                <text:p>0.905025476017</text:p>
              </table:table-cell>
              <table:table-cell office:value-type="float" office:value="0.954541603326">
                <text:p>0.954541603326</text:p>
              </table:table-cell>
              <table:table-cell office:value-type="float" office:value="0.947044051658">
                <text:p>0.947044051658</text:p>
              </table:table-cell>
              <table:table-cell office:value-type="float" office:value="0.9564782344">
                <text:p>0.9564782344</text:p>
              </table:table-cell>
              <table:table-cell office:value-type="float" office:value="0.9524139724">
                <text:p>0.9524139724</text:p>
              </table:table-cell>
              <table:table-cell office:value-type="float" office:value="0.957421283706">
                <text:p>0.957421283706</text:p>
              </table:table-cell>
              <table:table-cell office:value-type="float" office:value="0.955964608884">
                <text:p>0.955964608884</text:p>
              </table:table-cell>
              <table:table-cell office:value-type="float" office:value="0.979984365837">
                <text:p>0.979984365837</text:p>
              </table:table-cell>
              <table:table-cell office:value-type="float" office:value="0.98643165459">
                <text:p>0.98643165459</text:p>
              </table:table-cell>
              <table:table-cell office:value-type="float" office:value="0.988566796468">
                <text:p>0.988566796468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0001">
                <text:p>0.0001</text:p>
                <draw:g>
                  <svg:desc>spreadsheet_throughput.A4:spreadsheet_throughput.AC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BRS</text:p>
                <draw:g>
                  <svg:desc>spreadsheet_throughput.AD5:spreadsheet_throughput.AD5</svg:desc>
                </draw:g>
              </table:table-cell>
              <table:table-cell office:value-type="float" office:value="0.0238586462733">
                <text:p>0.0238586462733</text:p>
                <draw:g>
                  <svg:desc>spreadsheet_throughput.A5:spreadsheet_throughput.AC5</svg:desc>
                </draw:g>
              </table:table-cell>
              <table:table-cell office:value-type="float" office:value="0.0479638501506">
                <text:p>0.0479638501506</text:p>
              </table:table-cell>
              <table:table-cell office:value-type="float" office:value="0.0725460901377">
                <text:p>0.0725460901377</text:p>
              </table:table-cell>
              <table:table-cell office:value-type="float" office:value="0.0962838936433">
                <text:p>0.0962838936433</text:p>
              </table:table-cell>
              <table:table-cell office:value-type="float" office:value="0.121876388002">
                <text:p>0.121876388002</text:p>
              </table:table-cell>
              <table:table-cell office:value-type="float" office:value="0.14389773256">
                <text:p>0.14389773256</text:p>
              </table:table-cell>
              <table:table-cell office:value-type="float" office:value="0.168220182657">
                <text:p>0.168220182657</text:p>
              </table:table-cell>
              <table:table-cell office:value-type="float" office:value="0.190021394604">
                <text:p>0.190021394604</text:p>
              </table:table-cell>
              <table:table-cell office:value-type="float" office:value="0.215183940288">
                <text:p>0.215183940288</text:p>
              </table:table-cell>
              <table:table-cell office:value-type="float" office:value="0.240106209693">
                <text:p>0.240106209693</text:p>
              </table:table-cell>
              <table:table-cell office:value-type="float" office:value="0.47993295824">
                <text:p>0.47993295824</text:p>
              </table:table-cell>
              <table:table-cell office:value-type="float" office:value="0.602486313616">
                <text:p>0.602486313616</text:p>
              </table:table-cell>
              <table:table-cell office:value-type="float" office:value="0.60657894787">
                <text:p>0.60657894787</text:p>
              </table:table-cell>
              <table:table-cell office:value-type="float" office:value="0.611308783515">
                <text:p>0.611308783515</text:p>
              </table:table-cell>
              <table:table-cell office:value-type="float" office:value="0.626200367407">
                <text:p>0.626200367407</text:p>
              </table:table-cell>
              <table:table-cell office:value-type="float" office:value="0.613623751286">
                <text:p>0.613623751286</text:p>
              </table:table-cell>
              <table:table-cell office:value-type="float" office:value="0.62637239822">
                <text:p>0.62637239822</text:p>
              </table:table-cell>
              <table:table-cell office:value-type="float" office:value="0.622703679084">
                <text:p>0.622703679084</text:p>
              </table:table-cell>
              <table:table-cell office:value-type="float" office:value="0.629685176986">
                <text:p>0.629685176986</text:p>
              </table:table-cell>
              <table:table-cell office:value-type="float" office:value="0.627297900875">
                <text:p>0.627297900875</text:p>
              </table:table-cell>
              <table:table-cell office:value-type="float" office:value="0.611387297146">
                <text:p>0.611387297146</text:p>
              </table:table-cell>
              <table:table-cell office:value-type="float" office:value="0.609287593451">
                <text:p>0.609287593451</text:p>
              </table:table-cell>
              <table:table-cell office:value-type="float" office:value="0.615502646709">
                <text:p>0.615502646709</text:p>
              </table:table-cell>
              <table:table-cell office:value-type="float" office:value="0.618203746743">
                <text:p>0.618203746743</text:p>
              </table:table-cell>
              <table:table-cell office:value-type="float" office:value="0.619677360477">
                <text:p>0.619677360477</text:p>
              </table:table-cell>
              <table:table-cell office:value-type="float" office:value="0.610872643567">
                <text:p>0.610872643567</text:p>
              </table:table-cell>
              <table:table-cell office:value-type="float" office:value="0.611328859961">
                <text:p>0.611328859961</text:p>
              </table:table-cell>
              <table:table-cell office:value-type="float" office:value="0.618037861422">
                <text:p>0.618037861422</text:p>
              </table:table-cell>
              <table:table-cell office:value-type="float" office:value="0.626445354986">
                <text:p>0.626445354986</text:p>
              </table:table-cell>
            </table:table-row>
            <table:table-row>
              <table:table-cell office:value-type="string">
                <text:p>TDMA</text:p>
                <draw:g>
                  <svg:desc>spreadsheet_throughput.AD7:spreadsheet_throughput.AD7</svg:desc>
                </draw:g>
              </table:table-cell>
              <table:table-cell office:value-type="float" office:value="0.0241034545166">
                <text:p>0.0241034545166</text:p>
                <draw:g>
                  <svg:desc>spreadsheet_throughput.A7:spreadsheet_throughput.AC7</svg:desc>
                </draw:g>
              </table:table-cell>
              <table:table-cell office:value-type="float" office:value="0.0482613502786">
                <text:p>0.0482613502786</text:p>
              </table:table-cell>
              <table:table-cell office:value-type="float" office:value="0.071418522118">
                <text:p>0.071418522118</text:p>
              </table:table-cell>
              <table:table-cell office:value-type="float" office:value="0.0958838137918">
                <text:p>0.0958838137918</text:p>
              </table:table-cell>
              <table:table-cell office:value-type="float" office:value="0.119523822068">
                <text:p>0.119523822068</text:p>
              </table:table-cell>
              <table:table-cell office:value-type="float" office:value="0.143889301241">
                <text:p>0.143889301241</text:p>
              </table:table-cell>
              <table:table-cell office:value-type="float" office:value="0.166354961217">
                <text:p>0.166354961217</text:p>
              </table:table-cell>
              <table:table-cell office:value-type="float" office:value="0.191321967237">
                <text:p>0.191321967237</text:p>
              </table:table-cell>
              <table:table-cell office:value-type="float" office:value="0.217887442082">
                <text:p>0.217887442082</text:p>
              </table:table-cell>
              <table:table-cell office:value-type="float" office:value="0.239853248534">
                <text:p>0.239853248534</text:p>
              </table:table-cell>
              <table:table-cell office:value-type="float" office:value="0.481785384225">
                <text:p>0.481785384225</text:p>
              </table:table-cell>
              <table:table-cell office:value-type="float" office:value="0.705146966654">
                <text:p>0.705146966654</text:p>
              </table:table-cell>
              <table:table-cell office:value-type="float" office:value="0.906924077429">
                <text:p>0.906924077429</text:p>
              </table:table-cell>
              <table:table-cell office:value-type="float" office:value="0.973870102345">
                <text:p>0.973870102345</text:p>
              </table:table-cell>
              <table:table-cell office:value-type="float" office:value="0.986394252645">
                <text:p>0.986394252645</text:p>
              </table:table-cell>
              <table:table-cell office:value-type="float" office:value="0.984644042596">
                <text:p>0.984644042596</text:p>
              </table:table-cell>
              <table:table-cell office:value-type="float" office:value="0.987023009417">
                <text:p>0.987023009417</text:p>
              </table:table-cell>
              <table:table-cell office:value-type="float" office:value="0.986405206869">
                <text:p>0.986405206869</text:p>
              </table:table-cell>
              <table:table-cell office:value-type="float" office:value="0.989000141498">
                <text:p>0.989000141498</text:p>
              </table:table-cell>
              <table:table-cell office:value-type="float" office:value="0.992014432285">
                <text:p>0.992014432285</text:p>
              </table:table-cell>
              <table:table-cell office:value-type="float" office:value="0.987025534602">
                <text:p>0.987025534602</text:p>
              </table:table-cell>
              <table:table-cell office:value-type="float" office:value="0.985727737162">
                <text:p>0.985727737162</text:p>
              </table:table-cell>
              <table:table-cell office:value-type="float" office:value="0.985620027844">
                <text:p>0.985620027844</text:p>
              </table:table-cell>
              <table:table-cell office:value-type="float" office:value="0.982936037253">
                <text:p>0.982936037253</text:p>
              </table:table-cell>
              <table:table-cell office:value-type="float" office:value="0.989804607265">
                <text:p>0.989804607265</text:p>
              </table:table-cell>
              <table:table-cell office:value-type="float" office:value="0.993869426457">
                <text:p>0.993869426457</text:p>
              </table:table-cell>
              <table:table-cell office:value-type="float" office:value="0.997325746928">
                <text:p>0.997325746928</text:p>
              </table:table-cell>
              <table:table-cell office:value-type="float" office:value="0.999733904925">
                <text:p>0.999733904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ken-Ring</text:p>
                <draw:g>
                  <svg:desc>spreadsheet_throughput.AD9:spreadsheet_throughput.AD9</svg:desc>
                </draw:g>
              </table:table-cell>
              <table:table-cell office:value-type="float" office:value="0.0237477987386">
                <text:p>0.0237477987386</text:p>
                <draw:g>
                  <svg:desc>spreadsheet_throughput.A9:spreadsheet_throughput.AC9</svg:desc>
                </draw:g>
              </table:table-cell>
              <table:table-cell office:value-type="float" office:value="0.0481357160164">
                <text:p>0.0481357160164</text:p>
              </table:table-cell>
              <table:table-cell office:value-type="float" office:value="0.0714430888108">
                <text:p>0.0714430888108</text:p>
              </table:table-cell>
              <table:table-cell office:value-type="float" office:value="0.0961381943681">
                <text:p>0.0961381943681</text:p>
              </table:table-cell>
              <table:table-cell office:value-type="float" office:value="0.121106474239">
                <text:p>0.121106474239</text:p>
              </table:table-cell>
              <table:table-cell office:value-type="float" office:value="0.146141786428">
                <text:p>0.146141786428</text:p>
              </table:table-cell>
              <table:table-cell office:value-type="float" office:value="0.167699743423">
                <text:p>0.167699743423</text:p>
              </table:table-cell>
              <table:table-cell office:value-type="float" office:value="0.19060823903">
                <text:p>0.19060823903</text:p>
              </table:table-cell>
              <table:table-cell office:value-type="float" office:value="0.210885557108">
                <text:p>0.210885557108</text:p>
              </table:table-cell>
              <table:table-cell office:value-type="float" office:value="0.238307320585">
                <text:p>0.238307320585</text:p>
              </table:table-cell>
              <table:table-cell office:value-type="float" office:value="0.475294926612">
                <text:p>0.475294926612</text:p>
              </table:table-cell>
              <table:table-cell office:value-type="float" office:value="0.712964972978">
                <text:p>0.712964972978</text:p>
              </table:table-cell>
              <table:table-cell office:value-type="float" office:value="0.939486685581">
                <text:p>0.939486685581</text:p>
              </table:table-cell>
              <table:table-cell office:value-type="float" office:value="0.993227440692">
                <text:p>0.993227440692</text:p>
              </table:table-cell>
              <table:table-cell office:value-type="float" office:value="0.996386677581">
                <text:p>0.996386677581</text:p>
              </table:table-cell>
              <table:table-cell office:value-type="float" office:value="0.99797629971">
                <text:p>0.99797629971</text:p>
              </table:table-cell>
              <table:table-cell office:value-type="float" office:value="0.996913051918">
                <text:p>0.996913051918</text:p>
              </table:table-cell>
              <table:table-cell office:value-type="float" office:value="0.997679940993">
                <text:p>0.997679940993</text:p>
              </table:table-cell>
              <table:table-cell office:value-type="float" office:value="0.997714589506">
                <text:p>0.997714589506</text:p>
              </table:table-cell>
              <table:table-cell office:value-type="float" office:value="0.997322734268">
                <text:p>0.997322734268</text:p>
              </table:table-cell>
              <table:table-cell office:value-type="float" office:value="0.998148891096">
                <text:p>0.998148891096</text:p>
              </table:table-cell>
              <table:table-cell office:value-type="float" office:value="0.99777319937">
                <text:p>0.99777319937</text:p>
              </table:table-cell>
              <table:table-cell office:value-type="float" office:value="0.996538579956">
                <text:p>0.996538579956</text:p>
              </table:table-cell>
              <table:table-cell office:value-type="float" office:value="0.997180748067">
                <text:p>0.997180748067</text:p>
              </table:table-cell>
              <table:table-cell office:value-type="float" office:value="0.997409482196">
                <text:p>0.997409482196</text:p>
              </table:table-cell>
              <table:table-cell office:value-type="float" office:value="0.998990540109">
                <text:p>0.998990540109</text:p>
              </table:table-cell>
              <table:table-cell office:value-type="float" office:value="0.99982012871">
                <text:p>0.999820128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uzzy-Token</text:p>
                <draw:g>
                  <svg:desc>spreadsheet_throughput.AD6:spreadsheet_throughput.AD6</svg:desc>
                </draw:g>
              </table:table-cell>
              <table:table-cell office:value-type="float" office:value="0.0240769461658">
                <text:p>0.0240769461658</text:p>
                <draw:g>
                  <svg:desc>spreadsheet_throughput.A6:spreadsheet_throughput.AC6</svg:desc>
                </draw:g>
              </table:table-cell>
              <table:table-cell office:value-type="float" office:value="0.047695450602">
                <text:p>0.047695450602</text:p>
              </table:table-cell>
              <table:table-cell office:value-type="float" office:value="0.0726192554172">
                <text:p>0.0726192554172</text:p>
              </table:table-cell>
              <table:table-cell office:value-type="float" office:value="0.0958063333631">
                <text:p>0.0958063333631</text:p>
              </table:table-cell>
              <table:table-cell office:value-type="float" office:value="0.120033373919">
                <text:p>0.120033373919</text:p>
              </table:table-cell>
              <table:table-cell office:value-type="float" office:value="0.143414360318">
                <text:p>0.143414360318</text:p>
              </table:table-cell>
              <table:table-cell office:value-type="float" office:value="0.169578349899">
                <text:p>0.169578349899</text:p>
              </table:table-cell>
              <table:table-cell office:value-type="float" office:value="0.191558331142">
                <text:p>0.191558331142</text:p>
              </table:table-cell>
              <table:table-cell office:value-type="float" office:value="0.215816145699">
                <text:p>0.215816145699</text:p>
              </table:table-cell>
              <table:table-cell office:value-type="float" office:value="0.238193146965">
                <text:p>0.238193146965</text:p>
              </table:table-cell>
              <table:table-cell office:value-type="float" office:value="0.482126853994">
                <text:p>0.482126853994</text:p>
              </table:table-cell>
              <table:table-cell office:value-type="float" office:value="0.702679470209">
                <text:p>0.702679470209</text:p>
              </table:table-cell>
              <table:table-cell office:value-type="float" office:value="0.744826994652">
                <text:p>0.744826994652</text:p>
              </table:table-cell>
              <table:table-cell office:value-type="float" office:value="0.74387266574">
                <text:p>0.74387266574</text:p>
              </table:table-cell>
              <table:table-cell office:value-type="float" office:value="0.744466244802">
                <text:p>0.744466244802</text:p>
              </table:table-cell>
              <table:table-cell office:value-type="float" office:value="0.794528445579">
                <text:p>0.794528445579</text:p>
              </table:table-cell>
              <table:table-cell office:value-type="float" office:value="0.834349649924">
                <text:p>0.834349649924</text:p>
              </table:table-cell>
              <table:table-cell office:value-type="float" office:value="0.874217579503">
                <text:p>0.874217579503</text:p>
              </table:table-cell>
              <table:table-cell office:value-type="float" office:value="0.905025476017">
                <text:p>0.905025476017</text:p>
              </table:table-cell>
              <table:table-cell office:value-type="float" office:value="0.954541603326">
                <text:p>0.954541603326</text:p>
              </table:table-cell>
              <table:table-cell office:value-type="float" office:value="0.947044051658">
                <text:p>0.947044051658</text:p>
              </table:table-cell>
              <table:table-cell office:value-type="float" office:value="0.9564782344">
                <text:p>0.9564782344</text:p>
              </table:table-cell>
              <table:table-cell office:value-type="float" office:value="0.9524139724">
                <text:p>0.9524139724</text:p>
              </table:table-cell>
              <table:table-cell office:value-type="float" office:value="0.957421283706">
                <text:p>0.957421283706</text:p>
              </table:table-cell>
              <table:table-cell office:value-type="float" office:value="0.955964608884">
                <text:p>0.955964608884</text:p>
              </table:table-cell>
              <table:table-cell office:value-type="float" office:value="0.979984365837">
                <text:p>0.979984365837</text:p>
              </table:table-cell>
              <table:table-cell office:value-type="float" office:value="0.98643165459">
                <text:p>0.98643165459</text:p>
              </table:table-cell>
              <table:table-cell office:value-type="float" office:value="0.988566796468">
                <text:p>0.98856679646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